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fo:background-color="#ff0000" style:font-weight-asian="normal" style:font-weight-complex="normal"/>
    </style:style>
    <style:style style:name="P6" style:family="paragraph" style:parent-style-name="Standard">
      <style:paragraph-properties fo:text-align="justify" style:justify-single-word="false"/>
      <style:text-properties fo:font-weight="normal" fo:background-color="#ff0000" style:font-weight-asian="normal" style:font-weight-complex="normal"/>
    </style:style>
    <style:style style:name="P7" style:family="paragraph" style:parent-style-name="Standard">
      <style:paragraph-properties fo:text-align="justify" style:justify-single-word="false"/>
      <style:text-properties fo:font-weight="normal" officeooo:paragraph-rsid="0024a05c" fo:background-color="#ff0000" style:font-weight-asian="normal" style:font-weight-complex="normal"/>
    </style:style>
    <style:style style:name="P8" style:family="paragraph" style:parent-style-name="Standard">
      <style:paragraph-properties fo:text-align="justify" style:justify-single-word="false"/>
      <style:text-properties fo:font-weight="normal" fo:background-color="#ff4500" style:font-weight-asian="normal" style:font-weight-complex="normal"/>
    </style:style>
    <style:style style:name="P9" style:family="paragraph" style:parent-style-name="Standard">
      <style:paragraph-properties fo:text-align="justify" style:justify-single-word="false"/>
      <style:text-propertie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paragraph-rsid="0024a05c"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paragraph-rsid="0024e0f2" fo:background-color="transparent" style:font-weight-asian="normal" style:font-weight-complex="normal"/>
    </style:style>
    <style:style style:name="T1" style:family="text">
      <style:text-properties fo:background-color="#ff0000" loext:char-shading-value="0"/>
    </style:style>
    <style:style style:name="T2" style:family="text">
      <style:text-properties fo:font-weight="bold" style:font-weight-asian="bold" style:font-weight-complex="bold"/>
    </style:style>
    <style:style style:name="T3" style:family="text">
      <style:text-properties fo:font-weight="bold" fo:background-color="transparent" loext:char-shading-value="0" style:font-weight-asian="bold" style:font-weight-complex="bold"/>
    </style:style>
    <style:style style:name="T4" style:family="text">
      <style:text-properties fo:background-color="transparent" loext:char-shading-value="0"/>
    </style:style>
    <style:style style:name="T5" style:family="text">
      <style:text-properties fo:background-color="#ff4500" loext:char-shading-value="0"/>
    </style:style>
    <style:style style:name="T6" style:family="text">
      <style:text-properties officeooo:rsid="0023f254" fo:background-color="#ff4500" loext:char-shading-value="0"/>
    </style:style>
    <style:style style:name="T7" style:family="text">
      <style:text-properties officeooo:rsid="0023f254" fo:background-color="#ff4500" loext:char-shading-value="0"/>
    </style:style>
    <style:style style:name="T8" style:family="text">
      <style:text-properties fo:background-color="#ff4500" loext:char-shading-value="0"/>
    </style:style>
    <style:style style:name="T9" style:family="text">
      <style:text-properties officeooo:rsid="0023f2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EMOS ENMARCAR Y ENTENDER LOS RESULTADOS DE LA VALIDACIÓN CRUZADA EN LA CRÍA ANIMAL?</text:p>
      <text:p text:style-name="P2"/>
      <text:p text:style-name="P2">INTRODUCCIÓN</text:p>
      <text:p text:style-name="P2"/>
      <text:p text:style-name="P3">La predicción genómica de los valores genéticos a través de BLUP genómico (GBLUP) es costosa y requiere inversiones iniciales y continuas en genotipado. <text:span text:style-name="T1">Hasta ahora, la teoría del estado del arte no arroja estimaciones convincentes a priori de la mayor precisión de la predicción genómica frente a las predicciones basadas en el pedigrí. Por lo tanto, la validación cruzada se ha utilizado ampliamente (por ejemplo, Legarra et al. 2008; VanRaden et al. 2009; Mantysaari et al. 2010; Christensen et al. 2012). La teoría de la validación cruzada no se comprende bien en el contexto de datos muy relacionados y seleccionados (pero ver (Gianola y Schön, 2016)). Por ejemplo, no está muy claro cómo evaluar la precisión de los rasgos maternos.</text:span> Aquí proporcionamos una breve revisión de este tema y sugerimos algunas opciones.</text:p>
      <text:p text:style-name="P3"/>
      <text:p text:style-name="P2">SESGO DE VALIDACIÓN CRUZADA Y PRECISIÓN</text:p>
      <text:p text:style-name="P3"/>
      <text:p text:style-name="P3"><text:span text:style-name="T2">¿Qué validación cruzada?</text:span> Los pronosticadores como pedigree-BLUP y GBLUP pueden comportarse de manera diferente según cuál sea el objetivo "pronosticado". Los criadores tienen una tarea difícil, a saber, pronosticar los mejores reproductores para seleccionarlos. En esto, se diferencian de los aprendices de máquina, cuyo objetivo es (desde nuestra perspectiva) predecir los fenómenos presentes. Por tanto, es bastante obvio que <text:span text:style-name="T1">para los criadores el mejor método es aquel que permite tomar las mejores decisiones de selección, es decir, el método que mejor predice el desempeño futuro de un individuo conociendo sus antecedentes genéticos.</text:span></text:p>
      <text:p text:style-name="P5"/>
      <text:p text:style-name="P5">A esto lo llamaremos validación cruzada hacia adelante. Sus características son triples: (1) Necesita la definición de una fecha límite; (2) Necesita la construcción de conjuntos de datos “completos” y “reducidos” (Mantysaari et al. 2010; Olson et al. 2011); y (3) En su forma más cruda, no proporciona ninguna forma de asignación al azar y, por lo tanto, se obtiene una estimación puntual de la bondad de la predicción, sin ninguna medida de incertidumbre asociada.</text:p>
      <text:p text:style-name="P5"/>
      <text:p text:style-name="P5">Por el contrario, la validación cruzada de k-pliegues aleatorios clásica en su forma más clásica divide aleatoriamente los datos en k conjuntos distintos y predice un conjunto de los k-1 restantes. Sus características clave incluyen: (1) Extremadamente simple de implementar; (2) Proporciona estimaciones del error estándar de las métricas de validación cruzada; (3) No es realista en un entorno de cría de animales y la clasificación de los métodos no es adecuada para fines prácticos; y (4) tiende a sobreajustarse (caso de dejar uno fuera)</text:p>
      <text:p text:style-name="P5"/>
      <text:p text:style-name="P5">Existen algunas formas más esotéricas de validación cruzada. Legarra y col. (2008) dividieron pliegues “entre” o “dentro” de las familias, obteniendo resultados muy diferentes. Pero esto se puede deshacer (y poco útil) para los datos de cría de animales regulares. Las k-medias para la validación cruzada (Saatchi et al. 2011) separan a los individuos en pliegues "más distintos", y el i-ésimo pliegue se predice a partir de los restantes k-1 pliegues. Esto no responde a la pregunta del criador, que a menudo quiere predecir animales cercanos, no lejanos.</text:p>
      <text:p text:style-name="P5"/>
      <text:p text:style-name="P3"><text:span text:style-name="T3">¿Qué métricas?</text:span><text:span text:style-name="T4"> Para evaluar la capacidad predictiva de los diferentes pronosticadores, los criadores de animales están altamente formateados por el BLUP de Henderson, que a su vez dependía en gran medida de la mejora genética del ganado lechero. </text:span><text:span text:style-name="T1">Las métricas comúnmente utilizadas provienen de la regresión lineal, nombradas en este documento habilidades predictivas, son:</text:span></text:p>
      <text:p text:style-name="P5"><text:soft-page-break/></text:p>
      <text:p text:style-name="P5">….</text:p>
      <text:p text:style-name="P5"/>
      <text:p text:style-name="P5">A veces se usa el error cuadrático medio (𝑀𝑆𝐸 = 𝑏0 2 + 𝜎𝑢 2 (1+ 𝑟 2 / 𝑏1 2 - 2𝑟 2 / 𝑏1)). Las propiedades de BLUP en ausencia de selección son sin sesgo, pendiente de 1 y máxima precisión. Henderson definió esto a nivel individual sobre una base frecuentista (sobre repeticiones conceptuales). Sesgo = 0 y pendiente = 1 garantizan comparaciones justas entre animales viejos y jóvenes. Esto es importante si el esquema mezcla animales probados y jóvenes, como ganado lechero. Parece menos relevante en los esquemas en los que los reproductores se sacrifican rápidamente (cerdos, pollos) y las especies de carne de res caen a alguien en el medio, creemos. Pueden existir desviaciones si hay selección, porque el sesgo y la pendiente están relacionados con la ganancia genética y la dispersión (ver Figura 1).</text:p>
      <text:p text:style-name="P5"/>
      <text:p text:style-name="P4"><text:span text:style-name="T2">¿Qué se entiende por sesgo clásico?</text:span> Los criadores de animales probablemente estén de acuerdo con la <text:span text:style-name="T5">frase de Henderson (1973) "la mayoría de los usuarios, creo, se mostrarían reacios a sesgar deliberadamente las comparaciones entre diferentes grupos, por ejemplo, para subestimar a los toros jóvenes en comparación con los mayores".</text:span> Aquí tenemos una definición operativa de sesgo. En términos formales, esto implica que en un momento dado:</text:p>
      <text:p text:style-name="P4"/>
      <text:p text:style-name="P4">….</text:p>
      <text:p text:style-name="P4"/>
      <text:p text:style-name="P4"><text:span text:style-name="T5">Esta definición tiene implicaciones prácticas:</text:span> si los candidatos se eligen entre grupos, las decisiones de selección son óptimas si no hay sesgo. Por lo tanto, se espera que 𝑏0 [𝐻𝑒𝑛𝑑𝑒𝑟𝑠𝑜𝑛] = 0. Puede haber varias definiciones de grupos: (1) Diferentes condiciones (pastoreo vs. ganado alimentado en interiores). Este caso debe ser abordado por el modelo utilizado para la evaluación; (2) Dentro del país, diferentes cantidades de información que se acumulan en el tiempo (toros probados por progenie versus toros genómicos). Este caso se ve fuertemente afectado por la tendencia genética dentro del país (ver más abajo); (3) Misma cantidad de información, pero diferentes orígenes (EE.UU. vs. FR). Este caso es el más afectado por estimaciones erróneas de la diferencia en el nivel genético entre países (Bonaiti et al. 1993; Powell y Wiggans 1994).</text:p>
      <text:p text:style-name="P4"/>
      <text:p text:style-name="P4"><text:span text:style-name="T2">La definición de Interbull.</text:span> <text:span text:style-name="T5">Interbull utiliza pruebas retrospectivas</text:span> (Boichard et al. 1995; Mantysaari et al. 2010) <text:span text:style-name="T5">que comparan el EBV antes y después de las pruebas de progenie.</text:span></text:p>
      <text:p text:style-name="P8"/>
      <text:p text:style-name="P8">….</text:p>
      <text:p text:style-name="P8"/>
      <text:p text:style-name="P4">Si la prueba de progenie da EBV exactos, entonces 𝒖̂𝑡 = 𝒖𝑡 y 𝑏0 [𝐼𝑛𝑡𝑒𝑟𝑏𝑢𝑙𝑙] = 𝟏 ′ 𝒖− 𝟏 ′ 𝒖̂𝑡 − 1. Note que <text:span text:style-name="T5">𝑏0 [𝐻𝑒𝑛𝑑𝑒𝑟𝑠𝑜𝑛] ≠ 𝑏0 [𝐼𝑛𝑡𝑒𝑟𝑏𝑢𝑙𝑙], pero si el grupo1 es toros probados "muy viejos" y 𝒖̂𝑡 = 𝒖𝑡 y el grupo2 son toros genómicos (luego se convierten en toros probados), luego 𝑏0 [𝐻𝑒𝑛𝑑𝑒𝑟𝑠𝑜𝑛] = 𝑏0 [𝐼𝑛𝑡𝑒𝑟𝑏𝑢𝑙𝑙]. Esto puede ser bastante obvio, pero solo se aplica a los datos de pruebas de progenie.</text:span></text:p>
      <text:p text:style-name="P8"/>
      <text:p text:style-name="P4"><text:span text:style-name="T2">¿Qué sucede con la selección? </text:span>Supongamos que queremos comparar candidatos de selección con animales "probados". Si no hay selección, entonces 𝟏 ′ 𝒖𝑔𝑟𝑜𝑢𝑝1 = 𝟏 ′ 𝒖𝑔𝑟𝑜𝑢𝑝2 y en realidad no es necesario realizar la prueba. Por desgracia, si hay selección, entonces</text:p>
      <text:p text:style-name="P4"/>
      <text:p text:style-name="P4">….</text:p>
      <text:p text:style-name="P4"/>
      <text:p text:style-name="P4"><text:soft-page-break/>en otras palabras, la imparcialidad requiere una estimación correcta (¡imparcial!) de la tendencia genética realizada.</text:p>
      <text:p text:style-name="P4"/>
      <text:p text:style-name="P4"><text:span text:style-name="T2">¿Qué es la sobredispersión, también conocida como sesgo {Interbull, genomic}? ¿Está afectado por la selección? </text:span><text:span text:style-name="T8">Los criadores de ganado lechero están muy preocupados por la dispersión excesiva de pruebas genómicas. Si hay demasiado </text:span><text:span text:style-name="T7">u</text:span><text:span text:style-name="T8"> ̂ genómico, los candidatos retenidos tendrán un u ̂ genómico injustamente alto. Esto podría expresarse más formalmente como "la media de los EBV de los candidatos seleccionados debería ser igual a la media de los TBV"</text:span>. Si la selección es por truncamiento y bajo normalidad multivariante, la verdadera media después de la selección es μ T = (1 ′ u) / n + irσ u, pero esta media se predice (implícitamente) antes de la selección como ….</text:p>
      <text:p text:style-name="P4"/>
      <text:p text:style-name="P6">Para que μT = μE se mantenga, necesitamos la primera condición de insesgado (b0 arriba), más una segunda condición, σû = rσu. Pero esta condición solo se cumple si Cov(u, û) = Var (û), lo que equivale a que el coeficiente de regresión sea 1:</text:p>
      <text:p text:style-name="P4"/>
      <text:p text:style-name="P4">….</text:p>
      <text:p text:style-name="P4"/>
      <text:p text:style-name="P6">Esta es la prueba oficial de Interbull, y la más presentada, de imparcialidad y hoy en día más a menudo se llama "sesgo". Es fácil ver por qué b1 = 1 puede no ser válido, es decir, porque la selección modifica las variaciones de maneras bastante impredecibles. El Cov esperado (u, û) = Var (û) se mantiene en condiciones bastante restrictivas (Henderson 1982).</text:p>
      <text:p text:style-name="P6"/>
      <text:p text:style-name="P10"><text:span text:style-name="T2">Las evaluaciones pueden estar sesgadas fácilmente.</text:span> <text:span text:style-name="T1">La imparcialidad de las evaluaciones genéticas actuales es más una ilusión que un hecho establecido. La imparcialidad existe solo si se cumplen varias condiciones: </text:span></text:p>
      <text:p text:style-name="P7"/>
      <text:p text:style-name="P10">• El modelo es correcto (modelo lineal, efectos, heredabilidades ...) </text:p>
      <text:p text:style-name="P10">• El proceso de selección está descrito por los datos </text:p>
      <text:p text:style-name="P11">• Normalidad multivariante </text:p>
      <text:p text:style-name="P11"/>
      <text:p text:style-name="P11">Por lo tanto, <text:span text:style-name="T1">hay muchas razones por las que hay una estimación incorrecta de la genética tendencia y por lo tanto habrá sesgo:</text:span> </text:p>
      <text:p text:style-name="P11"/>
      <text:p text:style-name="P11">• Colinealidad de grupos contemporáneos y tendencia genética (este es el caso habitual) </text:p>
      <text:p text:style-name="P11">• Grupos genéticos en el modelo </text:p>
      <text:p text:style-name="P11">• La heredabilidad es incorrecta (o cambia con el tiempo) </text:p>
      <text:p text:style-name="P11">• El análisis es un rasgo único mientras que la selección es un rasgo múltiple </text:p>
      <text:p text:style-name="P11">• Decisiones de selección no basadas en datos. </text:p>
      <text:p text:style-name="P11"/>
      <text:p text:style-name="P11"><text:span text:style-name="T1">Además, la ganancia genética se puede estimar una generación hacia adelante (pero no más)</text:span> a menos que se incluya un modelo de selección explícito. En otras palabras, no se puede realizar un análisis retrospectivo eliminando dos generaciones de registros. Esto necesitaría la introducción explícita del proceso de selección.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03:41:36.127984167</meta:creation-date>
    <meta:generator>LibreOffice/6.0.7.3$Linux_X86_64 LibreOffice_project/00m0$Build-3</meta:generator>
    <dc:date>2021-11-24T11:11:31.691158727</dc:date>
    <meta:editing-duration>PT1H21M59S</meta:editing-duration>
    <meta:editing-cycles>15</meta:editing-cycles>
    <meta:document-statistic meta:table-count="0" meta:image-count="0" meta:object-count="0" meta:page-count="3" meta:paragraph-count="35" meta:word-count="1449" meta:character-count="8978" meta:non-whitespace-character-count="7553"/>
  </office:meta>
</office:document-meta>
</file>